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18cm" svg:stroke-color="#0d0d0d" svg:stroke-linecap="butt" draw:fill="solid" draw:fill-color="#ff0000" draw:textarea-vertical-align="middle" draw:auto-grow-height="false" draw:fit-to-size="false" style:shrink-to-fit="false" fo:min-height="0.774cm" fo:min-width="0.924cm" fo:padding-top="0.125cm" fo:padding-bottom="0.125cm" fo:padding-left="0.1cm" fo:padding-right="0cm" fo:wrap-option="wrap"/>
      <style:paragraph-properties style:writing-mode="lr-tb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f39600" draw:textarea-vertical-align="middle" draw:auto-grow-height="false" draw:fit-to-size="false" style:shrink-to-fit="false" fo:min-height="0.774cm" fo:min-width="0.524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ff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ff0000" draw:marker-end="msArrowEnd_20_5" draw:marker-end-width="0.213cm" draw:marker-end-center="false" svg:stroke-linecap="butt" draw:fill="none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39600"/>
      <style:paragraph-properties fo:text-align="center" style:font-independent-line-spacing="true"/>
      <style:text-properties fo:font-size="18pt"/>
    </style:style>
    <style:style style:name="P5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 draw:fill-color="#ff0000"/>
      <style:paragraph-properties fo:text-align="center"/>
      <style:text-properties fo:font-size="18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Calibri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2" draw:text-style-name="P1" draw:layer="layout" svg:width="1.023cm" svg:height="1.023cm" svg:x="1.499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3" draw:text-style-name="P3" draw:layer="layout" svg:width="1.023cm" svg:height="1.023cm" svg:x="2.523cm" svg:y="11.253cm">
          <text:p text:style-name="P2"><text:span text:style-name="T1">W</text:span><text:span text:style-name="T2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4" draw:text-style-name="P4" draw:layer="layout" svg:width="1.023cm" svg:height="1.023cm" svg:x="3.547cm" svg:y="11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2" draw:text-style-name="P1" draw:layer="layout" svg:width="1.023cm" svg:height="1.023cm" svg:x="1.499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4" draw:text-style-name="P4" draw:layer="layout" svg:width="1.023cm" svg:height="1.023cm" svg:x="2.523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4" draw:text-style-name="P4" draw:layer="layout" svg:width="1.023cm" svg:height="1.023cm" svg:x="3.547cm" svg:y="12.2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2" draw:text-style-name="P1" draw:layer="layout" svg:width="1.023cm" svg:height="1.023cm" svg:x="1.499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2" draw:text-style-name="P1" draw:layer="layout" svg:width="1.023cm" svg:height="1.023cm" svg:x="2.523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2" draw:text-style-name="P1" draw:layer="layout" svg:width="1.023cm" svg:height="1.023cm" svg:x="3.547cm" svg:y="13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5" draw:text-style-name="P5" draw:layer="layout" svg:width="0.799cm" svg:height="0.799cm" svg:x="13.9cm" svg:y="3.924cm">
          <text:p text:style-name="P2"><text:span text:style-name="T3">s</text:span><text:span text:style-name="T4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6" draw:text-style-name="P5" draw:layer="layout" svg:width="0.799cm" svg:height="0.799cm" svg:x="13.9cm" svg:y="5.325cm">
          <text:p text:style-name="P2"><text:span text:style-name="T3">s</text:span><text:span text:style-name="T4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7" draw:text-style-name="P5" draw:layer="layout" svg:width="0.799cm" svg:height="0.799cm" svg:x="13.9cm" svg:y="6.725cm">
          <text:p text:style-name="P2"><text:span text:style-name="T3">s</text:span><text:span text:style-name="T4">2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8" draw:text-style-name="P5" draw:layer="layout" svg:width="0.799cm" svg:height="0.799cm" svg:x="13.9cm" svg:y="8.125cm">
          <text:p text:style-name="P2"><text:span text:style-name="T3">s</text:span><text:span text:style-name="T4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" draw:style-name="gr9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6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0" draw:text-style-name="P5" draw:layer="layout" svg:width="1.023cm" svg:height="1.023cm" svg:x="13.052cm" svg:y="11.25cm">
            <text:p text:style-name="P2"><text:span text:style-name="T1">s</text:span><text:span text:style-name="T2">11</text:span></text:p>
            <text:p text:style-name="P2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1" draw:text-style-name="P8" draw:layer="layout" svg:width="1.023cm" svg:height="1.023cm" svg:x="14.076cm" svg:y="11.25cm">
            <text:p text:style-name="P7"><text:span text:style-name="T1">s</text:span><text:span text:style-name="T2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2" draw:text-style-name="P5" draw:layer="layout" svg:width="1.023cm" svg:height="1.023cm" svg:x="13.052cm" svg:y="12.274cm">
            <text:p text:style-name="P2"><text:span text:style-name="T1">s</text:span><text:span text:style-name="T2">12</text:span></text:p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3" draw:text-style-name="P8" draw:layer="layout" svg:width="1.023cm" svg:height="1.023cm" svg:x="14.076cm" svg:y="12.274cm">
            <text:p text:style-name="P7"><text:span text:style-name="T1">s</text:span><text:span text:style-name="T2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rade Verbindung mit Pfeil 62" draw:style-name="gr14" draw:text-style-name="P9" draw:layer="layout" svg:width="10.4cm" svg:height="2.1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3" draw:style-name="gr15" draw:text-style-name="P6" draw:layer="layout" svg:width="2.599cm" svg:height="0.73cm" draw:transform="rotate (-0.213104701668507) translate (5.644cm 1.924cm)">
          <text:p text:style-name="P2"><text:span text:style-name="T3">W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16" draw:text-style-name="P10" draw:layer="layout" svg:width="10.4cm" svg:height="2.5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6" draw:style-name="gr15" draw:text-style-name="P6" draw:layer="layout" svg:width="2.599cm" svg:height="0.73cm" draw:transform="rotate (-0.23387411976724) translate (6.657cm 3.3cm)">
          <text:p text:style-name="P2"><text:span text:style-name="T3">W</text:span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</text:span><text:span text:style-name="MT1">i</text:span><text:span text:style-name="MT1">t</text:span><text:span text:style-name="MT1">e</text:span><text:span text:style-name="MT1">l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f</text:span><text:span text:style-name="MT1">o</text:span><text:span text:style-name="MT1">r</text:span><text:span text:style-name="MT1">m</text:span><text:span text:style-name="MT1">a</text:span><text:span text:style-name="MT1">t </text:span><text:span text:style-name="MT1">d</text:span><text:span text:style-name="MT1">u</text:span><text:span text:style-name="MT1">r</text:span><text:span text:style-name="MT1">c</text:span><text:span text:style-name="MT1">h</text:span><text:span text:style-name="MT1"> </text:span><text:span text:style-name="MT1">K</text:span><text:span text:style-name="MT1">l</text:span><text:span text:style-name="MT1">i</text:span><text:span text:style-name="MT1">c</text:span><text:span text:style-name="MT1">k</text:span><text:span text:style-name="MT1">e</text:span><text:span text:style-name="MT1">n</text:span><text:span text:style-name="MT1"> </text:span><text:span text:style-name="MT1">b</text:span><text:span text:style-name="MT1">e</text:span><text:span text:style-name="MT1">a</text:span><text:span text:style-name="MT1">r</text:span><text:span text:style-name="MT1">b</text:span><text:span text:style-name="MT1">e</text:span><text:span text:style-name="MT1">i</text:span><text:span text:style-name="MT1">t</text:span><text:span text:style-name="MT1">e</text:span><text:span text:style-name="MT1">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8</meta:editing-cycles>
    <meta:creation-date>2017-01-09T19:15:28</meta:creation-date>
    <dc:date>2021-11-05T13:48:00.185190791</dc:date>
    <meta:editing-duration>PT9M31S</meta:editing-duration>
    <meta:generator>LibreOffice/6.4.3.2$Linux_X86_64 LibreOffice_project/40$Build-2</meta:generator>
    <meta:document-statistic meta:object-count="5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